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center"/>
    </style:style>
    <style:style style:name="Table2.A" style:family="table-column">
      <style:table-column-properties style:column-width="1.469cm"/>
    </style:style>
    <style:style style:name="Table2.B" style:family="table-column">
      <style:table-column-properties style:column-width="4.362cm"/>
    </style:style>
    <style:style style:name="Table2.C" style:family="table-column">
      <style:table-column-properties style:column-width="1.464cm"/>
    </style:style>
    <style:style style:name="Table2.D" style:family="table-column">
      <style:table-column-properties style:column-width="1.91cm"/>
    </style:style>
    <style:style style:name="Table2.E" style:family="table-column">
      <style:table-column-properties style:column-width="2.798cm"/>
    </style:style>
    <style:style style:name="Table2.F" style:family="table-column">
      <style:table-column-properties style:column-width="4.997cm"/>
    </style:style>
    <style:style style:name="Table2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e2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e2.A3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le2.B3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e2.F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e2.A41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le2.B41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le2.F4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e3" style:family="table">
      <style:table-properties style:width="17cm" table:align="center"/>
    </style:style>
    <style:style style:name="Table3.A" style:family="table-column">
      <style:table-column-properties style:column-width="1.475cm"/>
    </style:style>
    <style:style style:name="Table3.B" style:family="table-column">
      <style:table-column-properties style:column-width="4.343cm"/>
    </style:style>
    <style:style style:name="Table3.C" style:family="table-column">
      <style:table-column-properties style:column-width="1.468cm"/>
    </style:style>
    <style:style style:name="Table3.D" style:family="table-column">
      <style:table-column-properties style:column-width="1.917cm"/>
    </style:style>
    <style:style style:name="Table3.E" style:family="table-column">
      <style:table-column-properties style:column-width="2.805cm"/>
    </style:style>
    <style:style style:name="Table3.F" style:family="table-column">
      <style:table-column-properties style:column-width="4.994cm"/>
    </style:style>
    <style:style style:name="Table3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e3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le3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e3.F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e3.A28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le3.B28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le3.F28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e4" style:family="table">
      <style:table-properties style:width="17cm" table:align="center"/>
    </style:style>
    <style:style style:name="Table4.A" style:family="table-column">
      <style:table-column-properties style:column-width="4.015cm"/>
    </style:style>
    <style:style style:name="Table4.B" style:family="table-column">
      <style:table-column-properties style:column-width="12.986cm"/>
    </style:style>
    <style:style style:name="Table4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e4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le4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e4.A15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le4.B1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8pt" style:font-size-asian="8pt" style:font-size-complex="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wrapper">
        <text:section text:style-name="Sect1" text:name="main">
          <text:section text:style-name="Sect1" text:name="contentwrapper">
            <text:section text:style-name="Sect1" text:name="content"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column table:style-name="Table2.D"/>
                <table:table-column table:style-name="Table2.E"/>
                <table:table-column table:style-name="Table2.F"/>
                <table:table-row>
                  <table:table-cell table:style-name="Table2.A1" table:number-columns-spanned="6" office:value-type="string">
                    <text:p text:style-name="Table_20_Contents"><text:span text:style-name="Strong_20_Emphasis">ΠΕΡΙΓΡΑΦΗ RECORD ΟΡΙΣΤΙΚΗΣ ΔΗΛΩΣΗΣ ΚΑΙ ΒΕΒΑΙΩΣΗΣ ΑΠΟΔΟΧΩΝ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2.A2" table:number-columns-spanned="6" office:value-type="string">
                    <text:p text:style-name="Table_20_Contents"><text:span text:style-name="Strong_20_Emphasis">ΕΠΙΚΕΦΑΛΙΔΑ ΑΡΧΕΙΟΥ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2.A3" table:number-rows-spanned="2" office:value-type="string">
                    <text:p text:style-name="P3"><text:span text:style-name="Strong_20_Emphasis">Α/Α</text:span></text:p>
                  </table:table-cell>
                  <table:table-cell table:style-name="Table2.B3" table:number-rows-spanned="2" office:value-type="string">
                    <text:p text:style-name="Table_20_Contents"><text:span text:style-name="Strong_20_Emphasis">ΠΕΡΙΓΡΑΦΗ ΠΕΔΙΟΥ</text:span></text:p>
                  </table:table-cell>
                  <table:table-cell table:style-name="Table2.B3" table:number-columns-spanned="2" office:value-type="string">
                    <text:p text:style-name="P3"><text:span text:style-name="Strong_20_Emphasis">ΘΕΣΗ</text:span></text:p>
                  </table:table-cell>
                  <table:covered-table-cell/>
                  <table:table-cell table:style-name="Table2.B3" table:number-rows-spanned="2" office:value-type="string">
                    <text:p text:style-name="P3"><text:span text:style-name="Strong_20_Emphasis">ΜΟΡΦΗ</text:span></text:p>
                  </table:table-cell>
                  <table:table-cell table:style-name="Table2.F3" table:number-rows-spanned="2" office:value-type="string">
                    <text:p text:style-name="P3"><text:span text:style-name="Strong_20_Emphasis">ΤΙΜΕΣ-ΠΑΡΑΤΗΡΗΣΕΙΣ</text:span></text:p>
                  </table:table-cell>
                </table:table-row>
                <table:table-row>
                  <table:covered-table-cell/>
                  <table:covered-table-cell/>
                  <table:table-cell table:style-name="Table2.B3" office:value-type="string">
                    <text:p text:style-name="P3"><text:span text:style-name="Strong_20_Emphasis">ΑΠΟ</text:span></text:p>
                  </table:table-cell>
                  <table:table-cell table:style-name="Table2.B3" office:value-type="string">
                    <text:p text:style-name="P3"><text:span text:style-name="Strong_20_Emphasis">ΕΩΣ</text:span></text:p>
                  </table:table-cell>
                  <table:covered-table-cell/>
                  <table:covered-table-cell/>
                </table:table-row>
                <table:table-row>
                  <table:table-cell table:style-name="Table2.A3" office:value-type="string">
                    <text:p text:style-name="P3">1.1</text:p>
                  </table:table-cell>
                  <table:table-cell table:style-name="Table2.B3" office:value-type="string">
                    <text:p text:style-name="P3">Τύπος Record</text:p>
                  </table:table-cell>
                  <table:table-cell table:style-name="Table2.B3" office:value-type="string">
                    <text:p text:style-name="P3">1</text:p>
                  </table:table-cell>
                  <table:table-cell table:style-name="Table2.B3" office:value-type="string">
                    <text:p text:style-name="P3">1</text:p>
                  </table:table-cell>
                  <table:table-cell table:style-name="Table2.B3" office:value-type="string">
                    <text:p text:style-name="P3">9</text:p>
                  </table:table-cell>
                  <table:table-cell table:style-name="Table2.F3" office:value-type="string">
                    <text:p text:style-name="P3">0</text:p>
                  </table:table-cell>
                </table:table-row>
                <table:table-row>
                  <table:table-cell table:style-name="Table2.A3" office:value-type="string">
                    <text:p text:style-name="P3">1.2</text:p>
                  </table:table-cell>
                  <table:table-cell table:style-name="Table2.B3" office:value-type="string">
                    <text:p text:style-name="P3">Όνομα αρχείου</text:p>
                  </table:table-cell>
                  <table:table-cell table:style-name="Table2.B3" office:value-type="string">
                    <text:p text:style-name="P3">2</text:p>
                  </table:table-cell>
                  <table:table-cell table:style-name="Table2.B3" office:value-type="string">
                    <text:p text:style-name="P3">9</text:p>
                  </table:table-cell>
                  <table:table-cell table:style-name="Table2.B3" office:value-type="string">
                    <text:p text:style-name="P3">Χ(8)</text:p>
                  </table:table-cell>
                  <table:table-cell table:style-name="Table2.F3" office:value-type="string">
                    <text:p text:style-name="P3">JL10</text:p>
                  </table:table-cell>
                </table:table-row>
                <table:table-row>
                  <table:table-cell table:style-name="Table2.A3" office:value-type="string">
                    <text:p text:style-name="P3">1.3</text:p>
                  </table:table-cell>
                  <table:table-cell table:style-name="Table2.B3" office:value-type="string">
                    <text:p text:style-name="P3">Ημερομηνία δημιουργίας</text:p>
                  </table:table-cell>
                  <table:table-cell table:style-name="Table2.B3" office:value-type="string">
                    <text:p text:style-name="P3">10</text:p>
                  </table:table-cell>
                  <table:table-cell table:style-name="Table2.B3" office:value-type="string">
                    <text:p text:style-name="P3">17</text:p>
                  </table:table-cell>
                  <table:table-cell table:style-name="Table2.B3" office:value-type="string">
                    <text:p text:style-name="P3">9(8)</text:p>
                  </table:table-cell>
                  <table:table-cell table:style-name="Table2.F3" office:value-type="string">
                    <text:p text:style-name="P3">YYYYMMDD</text:p>
                  </table:table-cell>
                </table:table-row>
                <table:table-row>
                  <table:table-cell table:style-name="Table2.A3" office:value-type="string">
                    <text:p text:style-name="P3">1.4</text:p>
                  </table:table-cell>
                  <table:table-cell table:style-name="Table2.B3" office:value-type="string">
                    <text:p text:style-name="P3">Αρ. κύκλου τρεξίματος</text:p>
                  </table:table-cell>
                  <table:table-cell table:style-name="Table2.B3" office:value-type="string">
                    <text:p text:style-name="P3">18</text:p>
                  </table:table-cell>
                  <table:table-cell table:style-name="Table2.B3" office:value-type="string">
                    <text:p text:style-name="P3">21</text:p>
                  </table:table-cell>
                  <table:table-cell table:style-name="Table2.B3" office:value-type="string">
                    <text:p text:style-name="P3">9(4)</text:p>
                  </table:table-cell>
                  <table:table-cell table:style-name="Table2.F3" office:value-type="string">
                    <text:p text:style-name="P3">2006 για τη χρήση 2006</text:p>
                  </table:table-cell>
                </table:table-row>
                <table:table-row>
                  <table:table-cell table:style-name="Table2.A3" office:value-type="string">
                    <text:p text:style-name="P3">1.5</text:p>
                  </table:table-cell>
                  <table:table-cell table:style-name="Table2.B3" office:value-type="string">
                    <text:p text:style-name="P3">FILLER</text:p>
                  </table:table-cell>
                  <table:table-cell table:style-name="Table2.B3" office:value-type="string">
                    <text:p text:style-name="P3">22</text:p>
                  </table:table-cell>
                  <table:table-cell table:style-name="Table2.B3" office:value-type="string">
                    <text:p text:style-name="P3">170</text:p>
                  </table:table-cell>
                  <table:table-cell table:style-name="Table2.B3" office:value-type="string">
                    <text:p text:style-name="P3">Χ(149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2" table:number-columns-spanned="6" office:value-type="string">
                    <text:p text:style-name="Table_20_Contents"><text:span text:style-name="Strong_20_Emphasis">ΣΤΟΙΧΕΙΑ ΔΗΛΟΥΝΤΟΣ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2.A3" table:number-rows-spanned="2" office:value-type="string">
                    <text:p text:style-name="P3"><text:span text:style-name="Strong_20_Emphasis">Α/Α</text:span></text:p>
                  </table:table-cell>
                  <table:table-cell table:style-name="Table2.B3" table:number-rows-spanned="2" office:value-type="string">
                    <text:p text:style-name="Table_20_Contents"><text:span text:style-name="Strong_20_Emphasis">ΠΕΡΙΓΡΑΦΗ ΠΕΔΙΟΥ</text:span></text:p>
                  </table:table-cell>
                  <table:table-cell table:style-name="Table2.B3" table:number-columns-spanned="2" office:value-type="string">
                    <text:p text:style-name="P3"><text:span text:style-name="Strong_20_Emphasis">ΘΕΣΗ</text:span></text:p>
                  </table:table-cell>
                  <table:covered-table-cell/>
                  <table:table-cell table:style-name="Table2.B3" table:number-rows-spanned="2" office:value-type="string">
                    <text:p text:style-name="P3"><text:span text:style-name="Strong_20_Emphasis">ΜΟΡΦΗ</text:span></text:p>
                  </table:table-cell>
                  <table:table-cell table:style-name="Table2.F3" table:number-rows-spanned="2" office:value-type="string">
                    <text:p text:style-name="P3"><text:span text:style-name="Strong_20_Emphasis">ΤΙΜΕΣ-ΠΑΡΑΤΗΡΗΣΕΙΣ</text:span></text:p>
                  </table:table-cell>
                </table:table-row>
                <table:table-row>
                  <table:covered-table-cell/>
                  <table:covered-table-cell/>
                  <table:table-cell table:style-name="Table2.B3" office:value-type="string">
                    <text:p text:style-name="P3"><text:span text:style-name="Strong_20_Emphasis">ΑΠΟ</text:span></text:p>
                  </table:table-cell>
                  <table:table-cell table:style-name="Table2.B3" office:value-type="string">
                    <text:p text:style-name="P3"><text:span text:style-name="Strong_20_Emphasis">ΕΩΣ</text:span></text:p>
                  </table:table-cell>
                  <table:covered-table-cell/>
                  <table:covered-table-cell/>
                </table:table-row>
                <table:table-row>
                  <table:table-cell table:style-name="Table2.A3" office:value-type="string">
                    <text:p text:style-name="P3">2.1</text:p>
                  </table:table-cell>
                  <table:table-cell table:style-name="Table2.B3" office:value-type="string">
                    <text:p text:style-name="P3">Τύπος Record</text:p>
                  </table:table-cell>
                  <table:table-cell table:style-name="Table2.B3" office:value-type="string">
                    <text:p text:style-name="P3">1</text:p>
                  </table:table-cell>
                  <table:table-cell table:style-name="Table2.B3" office:value-type="string">
                    <text:p text:style-name="P3">1</text:p>
                  </table:table-cell>
                  <table:table-cell table:style-name="Table2.B3" office:value-type="string">
                    <text:p text:style-name="P3">9</text:p>
                  </table:table-cell>
                  <table:table-cell table:style-name="Table2.F3" office:value-type="string">
                    <text:p text:style-name="P3">1</text:p>
                  </table:table-cell>
                </table:table-row>
                <table:table-row>
                  <table:table-cell table:style-name="Table2.A3" office:value-type="string">
                    <text:p text:style-name="P3">2.2</text:p>
                  </table:table-cell>
                  <table:table-cell table:style-name="Table2.B3" office:value-type="string">
                    <text:p text:style-name="P3">Έτος</text:p>
                  </table:table-cell>
                  <table:table-cell table:style-name="Table2.B3" office:value-type="string">
                    <text:p text:style-name="P3">2</text:p>
                  </table:table-cell>
                  <table:table-cell table:style-name="Table2.B3" office:value-type="string">
                    <text:p text:style-name="P3">5</text:p>
                  </table:table-cell>
                  <table:table-cell table:style-name="Table2.B3" office:value-type="string">
                    <text:p text:style-name="P3">9(4)</text:p>
                  </table:table-cell>
                  <table:table-cell table:style-name="Table2.F3" office:value-type="string">
                    <text:p text:style-name="P3">2006 για τη χρήση 2006</text:p>
                  </table:table-cell>
                </table:table-row>
                <table:table-row>
                  <table:table-cell table:style-name="Table2.A3" table:number-rows-spanned="4" office:value-type="string">
                    <text:p text:style-name="P3">2.3</text:p>
                  </table:table-cell>
                  <table:table-cell table:style-name="Table2.B3" office:value-type="string">
                    <text:p text:style-name="P3">Επωνυμία ή Ονοματ/μο</text:p>
                  </table:table-cell>
                  <table:table-cell table:style-name="Table2.F3" table:number-columns-spanned="4" office:value-type="string">
                    <text:p text:style-name="P4"/>
                  </table:table-cell>
                  <table:covered-table-cell/>
                  <table:covered-table-cell/>
                  <table:covered-table-cell/>
                </table:table-row>
                <table:table-row>
                  <table:covered-table-cell/>
                  <table:table-cell table:style-name="Table2.B3" office:value-type="string">
                    <text:p text:style-name="P3">α. Επώνυμο</text:p>
                  </table:table-cell>
                  <table:table-cell table:style-name="Table2.B3" office:value-type="string">
                    <text:p text:style-name="P3">6</text:p>
                  </table:table-cell>
                  <table:table-cell table:style-name="Table2.B3" office:value-type="string">
                    <text:p text:style-name="P3">23</text:p>
                  </table:table-cell>
                  <table:table-cell table:style-name="Table2.B3" office:value-type="string">
                    <text:p text:style-name="P3">Χ(18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covered-table-cell/>
                  <table:table-cell table:style-name="Table2.B3" office:value-type="string">
                    <text:p text:style-name="P3">β. Όνομα</text:p>
                  </table:table-cell>
                  <table:table-cell table:style-name="Table2.B3" office:value-type="string">
                    <text:p text:style-name="P3">24</text:p>
                  </table:table-cell>
                  <table:table-cell table:style-name="Table2.B3" office:value-type="string">
                    <text:p text:style-name="P3">32</text:p>
                  </table:table-cell>
                  <table:table-cell table:style-name="Table2.B3" office:value-type="string">
                    <text:p text:style-name="P3">Χ(9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covered-table-cell/>
                  <table:table-cell table:style-name="Table2.B3" office:value-type="string">
                    <text:p text:style-name="P3">γ. Πατρώνυμο</text:p>
                  </table:table-cell>
                  <table:table-cell table:style-name="Table2.B3" office:value-type="string">
                    <text:p text:style-name="P3">33</text:p>
                  </table:table-cell>
                  <table:table-cell table:style-name="Table2.B3" office:value-type="string">
                    <text:p text:style-name="P3">35</text:p>
                  </table:table-cell>
                  <table:table-cell table:style-name="Table2.B3" office:value-type="string">
                    <text:p text:style-name="P3">Χ(3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3" office:value-type="string">
                    <text:p text:style-name="P3">2.4</text:p>
                  </table:table-cell>
                  <table:table-cell table:style-name="Table2.B3" office:value-type="string">
                    <text:p text:style-name="P3">Ένδειξη επωνυμίας ή Ονοματεπώνυμο</text:p>
                  </table:table-cell>
                  <table:table-cell table:style-name="Table2.B3" office:value-type="string">
                    <text:p text:style-name="P3">36</text:p>
                  </table:table-cell>
                  <table:table-cell table:style-name="Table2.B3" office:value-type="string">
                    <text:p text:style-name="P3">36</text:p>
                  </table:table-cell>
                  <table:table-cell table:style-name="Table2.B3" office:value-type="string">
                    <text:p text:style-name="P3">Χ</text:p>
                  </table:table-cell>
                  <table:table-cell table:style-name="Table2.F3" office:value-type="string">
                    <text:p text:style-name="P3">(επωνυμία=0, ονοματεπώνυμο=1)</text:p>
                  </table:table-cell>
                </table:table-row>
                <table:table-row>
                  <table:table-cell table:style-name="Table2.A3" office:value-type="string">
                    <text:p text:style-name="P3">2.5</text:p>
                  </table:table-cell>
                  <table:table-cell table:style-name="Table2.B3" office:value-type="string">
                    <text:p text:style-name="P3">Α.Φ.Μ.</text:p>
                  </table:table-cell>
                  <table:table-cell table:style-name="Table2.B3" office:value-type="string">
                    <text:p text:style-name="P3">37</text:p>
                  </table:table-cell>
                  <table:table-cell table:style-name="Table2.B3" office:value-type="string">
                    <text:p text:style-name="P3">45</text:p>
                  </table:table-cell>
                  <table:table-cell table:style-name="Table2.B3" office:value-type="string">
                    <text:p text:style-name="P3">Χ(9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3" office:value-type="string">
                    <text:p text:style-name="P3">2.6</text:p>
                  </table:table-cell>
                  <table:table-cell table:style-name="Table2.B3" office:value-type="string">
                    <text:p text:style-name="P3">Αντικείμενο δραστηριότητας Επιχείρησης</text:p>
                  </table:table-cell>
                  <table:table-cell table:style-name="Table2.B3" office:value-type="string">
                    <text:p text:style-name="P3">46</text:p>
                  </table:table-cell>
                  <table:table-cell table:style-name="Table2.B3" office:value-type="string">
                    <text:p text:style-name="P3">61</text:p>
                  </table:table-cell>
                  <table:table-cell table:style-name="Table2.B3" office:value-type="string">
                    <text:p text:style-name="P3">Χ(16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2" table:number-columns-spanned="6" office:value-type="string">
                    <text:p text:style-name="P3"><text:span text:style-name="Strong_20_Emphasis">Διεύθυνση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2.A3" office:value-type="string">
                    <text:p text:style-name="P3">2.7</text:p>
                  </table:table-cell>
                  <table:table-cell table:style-name="Table2.B3" office:value-type="string">
                    <text:p text:style-name="P3">Πόλη</text:p>
                  </table:table-cell>
                  <table:table-cell table:style-name="Table2.B3" office:value-type="string">
                    <text:p text:style-name="P3">62</text:p>
                  </table:table-cell>
                  <table:table-cell table:style-name="Table2.B3" office:value-type="string">
                    <text:p text:style-name="P3">71</text:p>
                  </table:table-cell>
                  <table:table-cell table:style-name="Table2.B3" office:value-type="string">
                    <text:p text:style-name="P3">Χ(10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3" office:value-type="string">
                    <text:p text:style-name="P3">2.8</text:p>
                  </table:table-cell>
                  <table:table-cell table:style-name="Table2.B3" office:value-type="string">
                    <text:p text:style-name="P3">Οδός</text:p>
                  </table:table-cell>
                  <table:table-cell table:style-name="Table2.B3" office:value-type="string">
                    <text:p text:style-name="P3">72</text:p>
                  </table:table-cell>
                  <table:table-cell table:style-name="Table2.B3" office:value-type="string">
                    <text:p text:style-name="P3">87</text:p>
                  </table:table-cell>
                  <table:table-cell table:style-name="Table2.B3" office:value-type="string">
                    <text:p text:style-name="P3">Χ(16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3" office:value-type="string">
                    <text:p text:style-name="P3">2.9</text:p>
                  </table:table-cell>
                  <table:table-cell table:style-name="Table2.B3" office:value-type="string">
                    <text:p text:style-name="P3">Αριθμός</text:p>
                  </table:table-cell>
                  <table:table-cell table:style-name="Table2.B3" office:value-type="string">
                    <text:p text:style-name="P3">88</text:p>
                  </table:table-cell>
                  <table:table-cell table:style-name="Table2.B3" office:value-type="string">
                    <text:p text:style-name="P3">92</text:p>
                  </table:table-cell>
                  <table:table-cell table:style-name="Table2.B3" office:value-type="string">
                    <text:p text:style-name="P3">Χ(5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3" office:value-type="string">
                    <text:p text:style-name="P3">2.10</text:p>
                  </table:table-cell>
                  <table:table-cell table:style-name="Table2.B3" office:value-type="string">
                    <text:p text:style-name="P3">ΤΑΧΥΚΩΔ</text:p>
                  </table:table-cell>
                  <table:table-cell table:style-name="Table2.B3" office:value-type="string">
                    <text:p text:style-name="P3">93</text:p>
                  </table:table-cell>
                  <table:table-cell table:style-name="Table2.B3" office:value-type="string">
                    <text:p text:style-name="P3">97</text:p>
                  </table:table-cell>
                  <table:table-cell table:style-name="Table2.B3" office:value-type="string">
                    <text:p text:style-name="P3">9(5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3" office:value-type="string">
                    <text:p text:style-name="P3">2.11</text:p>
                  </table:table-cell>
                  <table:table-cell table:style-name="Table2.B3" office:value-type="string">
                    <text:p text:style-name="P3">FILLER</text:p>
                  </table:table-cell>
                  <table:table-cell table:style-name="Table2.B3" office:value-type="string">
                    <text:p text:style-name="P3">98</text:p>
                  </table:table-cell>
                  <table:table-cell table:style-name="Table2.B3" office:value-type="string">
                    <text:p text:style-name="P3">170</text:p>
                  </table:table-cell>
                  <table:table-cell table:style-name="Table2.B3" office:value-type="string">
                    <text:p text:style-name="P3">X(73)</text:p>
                  </table:table-cell>
                  <table:table-cell table:style-name="Table2.F3" office:value-type="string">
                    <text:p text:style-name="P4"/>
                  </table:table-cell>
                </table:table-row>
                <table:table-row>
                  <table:table-cell table:style-name="Table2.A2" table:number-columns-spanned="6" office:value-type="string">
                    <text:p text:style-name="Table_20_Contents"><text:span text:style-name="Strong_20_Emphasis">ΣΥΝΟΛΑ ΑΠΟΔΟΧΩΝ ΚΑΙ ΛΟΙΠΩΝ ΣΤΟΙΧΕΙΩΝ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2.A3" table:number-rows-spanned="2" office:value-type="string">
                    <text:p text:style-name="P3"><text:span text:style-name="Strong_20_Emphasis">Α/Α</text:span></text:p>
                  </table:table-cell>
                  <table:table-cell table:style-name="Table2.B3" table:number-rows-spanned="2" office:value-type="string">
                    <text:p text:style-name="Table_20_Contents"><text:span text:style-name="Strong_20_Emphasis">ΠΕΡΙΓΡΑΦΗ ΠΕΔΙΟΥ</text:span></text:p>
                  </table:table-cell>
                  <table:table-cell table:style-name="Table2.B3" table:number-columns-spanned="2" office:value-type="string">
                    <text:p text:style-name="P3"><text:span text:style-name="Strong_20_Emphasis">ΘΕΣΗ</text:span></text:p>
                  </table:table-cell>
                  <table:covered-table-cell/>
                  <table:table-cell table:style-name="Table2.B3" table:number-rows-spanned="2" office:value-type="string">
                    <text:p text:style-name="P3"><text:span text:style-name="Strong_20_Emphasis">ΜΟΡΦΗ</text:span></text:p>
                  </table:table-cell>
                  <table:table-cell table:style-name="Table2.F3" table:number-rows-spanned="2" office:value-type="string">
                    <text:p text:style-name="P3"><text:span text:style-name="Strong_20_Emphasis">ΤΙΜΕΣ-ΠΑΡΑΤΗΡΗΣΕΙΣ</text:span></text:p>
                  </table:table-cell>
                </table:table-row>
                <table:table-row>
                  <table:covered-table-cell/>
                  <table:covered-table-cell/>
                  <table:table-cell table:style-name="Table2.B3" office:value-type="string">
                    <text:p text:style-name="P3"><text:span text:style-name="Strong_20_Emphasis">ΑΠΟ</text:span></text:p>
                  </table:table-cell>
                  <table:table-cell table:style-name="Table2.B3" office:value-type="string">
                    <text:p text:style-name="P3"><text:span text:style-name="Strong_20_Emphasis">ΕΩΣ</text:span></text:p>
                  </table:table-cell>
                  <table:covered-table-cell/>
                  <table:covered-table-cell/>
                </table:table-row>
                <table:table-row>
                  <table:table-cell table:style-name="Table2.A3" office:value-type="string">
                    <text:p text:style-name="P3">3.1</text:p>
                  </table:table-cell>
                  <table:table-cell table:style-name="Table2.B3" office:value-type="string">
                    <text:p text:style-name="P3">Τύπος Record (κωδικός)</text:p>
                  </table:table-cell>
                  <table:table-cell table:style-name="Table2.B3" office:value-type="string">
                    <text:p text:style-name="P3">1</text:p>
                  </table:table-cell>
                  <table:table-cell table:style-name="Table2.B3" office:value-type="string">
                    <text:p text:style-name="P3">1</text:p>
                  </table:table-cell>
                  <table:table-cell table:style-name="Table2.B3" office:value-type="string">
                    <text:p text:style-name="P3">9</text:p>
                  </table:table-cell>
                  <table:table-cell table:style-name="Table2.F3" office:value-type="string">
                    <text:p text:style-name="P3">2</text:p>
                  </table:table-cell>
                </table:table-row>
                <table:table-row>
                  <table:table-cell table:style-name="Table2.A3" office:value-type="string">
                    <text:p text:style-name="P3">3.2</text:p>
                  </table:table-cell>
                  <table:table-cell table:style-name="Table2.B3" office:value-type="string">
                    <text:p text:style-name="P3">Ακαθάριστες αποδοχές</text:p>
                  </table:table-cell>
                  <table:table-cell table:style-name="Table2.B3" office:value-type="string">
                    <text:p text:style-name="P3">2</text:p>
                  </table:table-cell>
                  <table:table-cell table:style-name="Table2.B3" office:value-type="string">
                    <text:p text:style-name="P3">16</text:p>
                  </table:table-cell>
                  <table:table-cell table:style-name="Table2.B3" office:value-type="string">
                    <text:p text:style-name="P3">9(13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3</text:p>
                  </table:table-cell>
                  <table:table-cell table:style-name="Table2.B3" office:value-type="string">
                    <text:p text:style-name="P3">Σύνολο κρατήσεων</text:p>
                  </table:table-cell>
                  <table:table-cell table:style-name="Table2.B3" office:value-type="string">
                    <text:p text:style-name="P3">17</text:p>
                  </table:table-cell>
                  <table:table-cell table:style-name="Table2.B3" office:value-type="string">
                    <text:p text:style-name="P3">31</text:p>
                  </table:table-cell>
                  <table:table-cell table:style-name="Table2.B3" office:value-type="string">
                    <text:p text:style-name="P3">9(13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4</text:p>
                  </table:table-cell>
                  <table:table-cell table:style-name="Table2.B3" office:value-type="string">
                    <text:p text:style-name="P3">Καθαρές αποδοχές</text:p>
                  </table:table-cell>
                  <table:table-cell table:style-name="Table2.B3" office:value-type="string">
                    <text:p text:style-name="P3">32</text:p>
                  </table:table-cell>
                  <table:table-cell table:style-name="Table2.B3" office:value-type="string">
                    <text:p text:style-name="P3">46</text:p>
                  </table:table-cell>
                  <table:table-cell table:style-name="Table2.B3" office:value-type="string">
                    <text:p text:style-name="P3">9(13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5</text:p>
                  </table:table-cell>
                  <table:table-cell table:style-name="Table2.B3" office:value-type="string">
                    <text:p text:style-name="P3">Σύνολο παρακρατηθέντος φόρου</text:p>
                  </table:table-cell>
                  <table:table-cell table:style-name="Table2.B3" office:value-type="string">
                    <text:p text:style-name="P3">47</text:p>
                  </table:table-cell>
                  <table:table-cell table:style-name="Table2.B3" office:value-type="string">
                    <text:p text:style-name="P3">60</text:p>
                  </table:table-cell>
                  <table:table-cell table:style-name="Table2.B3" office:value-type="string">
                    <text:p text:style-name="P3">9(12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6</text:p>
                  </table:table-cell>
                  <table:table-cell table:style-name="Table2.B3" office:value-type="string">
                    <text:p text:style-name="P3">Χαρτόσημο</text:p>
                  </table:table-cell>
                  <table:table-cell table:style-name="Table2.B3" office:value-type="string">
                    <text:p text:style-name="P3">61</text:p>
                  </table:table-cell>
                  <table:table-cell table:style-name="Table2.B3" office:value-type="string">
                    <text:p text:style-name="P3">73</text:p>
                  </table:table-cell>
                  <table:table-cell table:style-name="Table2.B3" office:value-type="string">
                    <text:p text:style-name="P3">9(11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7</text:p>
                  </table:table-cell>
                  <table:table-cell table:style-name="Table2.B3" office:value-type="string">
                    <text:p text:style-name="P3">ΟΓΑ Χαρτοσήμου</text:p>
                  </table:table-cell>
                  <table:table-cell table:style-name="Table2.B3" office:value-type="string">
                    <text:p text:style-name="P3">74</text:p>
                  </table:table-cell>
                  <table:table-cell table:style-name="Table2.B3" office:value-type="string">
                    <text:p text:style-name="P3">85</text:p>
                  </table:table-cell>
                  <table:table-cell table:style-name="Table2.B3" office:value-type="string">
                    <text:p text:style-name="P3">9(10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8</text:p>
                  </table:table-cell>
                  <table:table-cell table:style-name="Table2.B3" office:value-type="string">
                    <text:p text:style-name="P3">Σύνολο φόρου που <text:soft-page-break/>αναλογεί</text:p>
                  </table:table-cell>
                  <table:table-cell table:style-name="Table2.B3" office:value-type="string">
                    <text:p text:style-name="P3">86</text:p>
                  </table:table-cell>
                  <table:table-cell table:style-name="Table2.B3" office:value-type="string">
                    <text:p text:style-name="P3">99</text:p>
                  </table:table-cell>
                  <table:table-cell table:style-name="Table2.B3" office:value-type="string">
                    <text:p text:style-name="P3">9(12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9</text:p>
                  </table:table-cell>
                  <table:table-cell table:style-name="Table2.B3" office:value-type="string">
                    <text:p text:style-name="P3">Συν. ΟΓΑ φόρου που παρακρατήθηκε</text:p>
                  </table:table-cell>
                  <table:table-cell table:style-name="Table2.B3" office:value-type="string">
                    <text:p text:style-name="P3">100</text:p>
                  </table:table-cell>
                  <table:table-cell table:style-name="Table2.B3" office:value-type="string">
                    <text:p text:style-name="P3">112</text:p>
                  </table:table-cell>
                  <table:table-cell table:style-name="Table2.B3" office:value-type="string">
                    <text:p text:style-name="P3">9(11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3" office:value-type="string">
                    <text:p text:style-name="P3">3.10</text:p>
                  </table:table-cell>
                  <table:table-cell table:style-name="Table2.B3" office:value-type="string">
                    <text:p text:style-name="P3">Σύνολο ΟΓΑ φόρου που αναλογεί</text:p>
                  </table:table-cell>
                  <table:table-cell table:style-name="Table2.B3" office:value-type="string">
                    <text:p text:style-name="P3">113</text:p>
                  </table:table-cell>
                  <table:table-cell table:style-name="Table2.B3" office:value-type="string">
                    <text:p text:style-name="P3">125</text:p>
                  </table:table-cell>
                  <table:table-cell table:style-name="Table2.B3" office:value-type="string">
                    <text:p text:style-name="P3">9(11)V99</text:p>
                  </table:table-cell>
                  <table:table-cell table:style-name="Table2.F3" office:value-type="string">
                    <text:p text:style-name="P3">**</text:p>
                  </table:table-cell>
                </table:table-row>
                <table:table-row>
                  <table:table-cell table:style-name="Table2.A41" office:value-type="string">
                    <text:p text:style-name="P3">3.11</text:p>
                  </table:table-cell>
                  <table:table-cell table:style-name="Table2.B41" office:value-type="string">
                    <text:p text:style-name="P3">FILLER</text:p>
                  </table:table-cell>
                  <table:table-cell table:style-name="Table2.B41" office:value-type="string">
                    <text:p text:style-name="P3">126</text:p>
                  </table:table-cell>
                  <table:table-cell table:style-name="Table2.B41" office:value-type="string">
                    <text:p text:style-name="P3">170</text:p>
                  </table:table-cell>
                  <table:table-cell table:style-name="Table2.B41" office:value-type="string">
                    <text:p text:style-name="P3">Χ(45)</text:p>
                  </table:table-cell>
                  <table:table-cell table:style-name="Table2.F41" office:value-type="string">
                    <text:p text:style-name="P3">**</text:p>
                  </table:table-cell>
                </table:table-row>
              </table:table>
              <text:p text:style-name="P1"><text:span text:style-name="Strong_20_Emphasis"><text:span text:style-name="T2">** ΣΗΜΕΙΩΣΗ</text:span></text:span><text:span text:style-name="T2"><text:line-break/></text:span><text:span text:style-name="Strong_20_Emphasis"><text:span text:style-name="T2">Για τα αριθμητικά πεδία που αφορούν ποσά σε ΕΥΡΩ τα δύο τελευταία ψηφία θα αποτελούν το δεκαδικό μέρος χωρίς το σύμβολο της υποδιαστολής (,).</text:span></text:span><text:span text:style-name="T2"><text:line-break/></text:span><text:span text:style-name="Strong_20_Emphasis"><text:span text:style-name="T2">Επισημαίνεται ότι και σε περίπτωση που το ποσό είναι ακέραιο θα πρέπει να αναγράφονται δύο μηδενικά στο δεκαδικό μέρος. </text:span></text:span></text:p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column table:style-name="Table3.F"/>
                <table:table-row>
                  <table:table-cell table:style-name="Table3.A1" table:number-columns-spanned="6" office:value-type="string">
                    <text:p text:style-name="Table_20_Contents"><text:span text:style-name="Strong_20_Emphasis">ΑΝΑΛΥΤΙΚΕΣ ΑΜΟΙΒΕΣ ΜΙΣΘΩΤΟΥ Ή ΣΥΝΤΑΞΙΟΥΧΟΥ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.A2" table:number-rows-spanned="2" office:value-type="string">
                    <text:p text:style-name="P3"><text:span text:style-name="Strong_20_Emphasis">Α/Α</text:span></text:p>
                  </table:table-cell>
                  <table:table-cell table:style-name="Table3.B2" table:number-rows-spanned="2" office:value-type="string">
                    <text:p text:style-name="P3"><text:span text:style-name="Strong_20_Emphasis">ΠΕΡΙΓΡΑΦΗ ΠΕΔΙΟΥ</text:span></text:p>
                  </table:table-cell>
                  <table:table-cell table:style-name="Table3.B2" table:number-columns-spanned="2" office:value-type="string">
                    <text:p text:style-name="P3"><text:span text:style-name="Strong_20_Emphasis">ΘΕΣΗ</text:span></text:p>
                  </table:table-cell>
                  <table:covered-table-cell/>
                  <table:table-cell table:style-name="Table3.B2" table:number-rows-spanned="2" office:value-type="string">
                    <text:p text:style-name="P3"><text:span text:style-name="Strong_20_Emphasis">ΜΟΡΦΗ</text:span></text:p>
                  </table:table-cell>
                  <table:table-cell table:style-name="Table3.F2" table:number-rows-spanned="2" office:value-type="string">
                    <text:p text:style-name="P3"><text:span text:style-name="Strong_20_Emphasis">ΤΙΜΕΣ-ΠΑΡΑΤΗΡΗΣΕΙΣ</text:span></text:p>
                  </table:table-cell>
                </table:table-row>
                <table:table-row>
                  <table:covered-table-cell/>
                  <table:covered-table-cell/>
                  <table:table-cell table:style-name="Table3.B2" office:value-type="string">
                    <text:p text:style-name="P3"><text:span text:style-name="Strong_20_Emphasis">ΑΠΟ</text:span></text:p>
                  </table:table-cell>
                  <table:table-cell table:style-name="Table3.B2" office:value-type="string">
                    <text:p text:style-name="P3"><text:span text:style-name="Strong_20_Emphasis">ΕΩΣ</text:span></text:p>
                  </table:table-cell>
                  <table:covered-table-cell/>
                  <table:covered-table-cell/>
                </table:table-row>
                <table:table-row>
                  <table:table-cell table:style-name="Table3.A2" office:value-type="string">
                    <text:p text:style-name="P3">4.1</text:p>
                  </table:table-cell>
                  <table:table-cell table:style-name="Table3.B2" office:value-type="string">
                    <text:p text:style-name="P3">Τύπος Record (κωδικός)</text:p>
                  </table:table-cell>
                  <table:table-cell table:style-name="Table3.B2" office:value-type="string">
                    <text:p text:style-name="P3">1</text:p>
                  </table:table-cell>
                  <table:table-cell table:style-name="Table3.B2" office:value-type="string">
                    <text:p text:style-name="P3">1</text:p>
                  </table:table-cell>
                  <table:table-cell table:style-name="Table3.B2" office:value-type="string">
                    <text:p text:style-name="P3">9</text:p>
                  </table:table-cell>
                  <table:table-cell table:style-name="Table3.F2" office:value-type="string">
                    <text:p text:style-name="P3">3</text:p>
                  </table:table-cell>
                </table:table-row>
                <table:table-row>
                  <table:table-cell table:style-name="Table3.A2" office:value-type="string">
                    <text:p text:style-name="P3">4.2</text:p>
                  </table:table-cell>
                  <table:table-cell table:style-name="Table3.B2" office:value-type="string">
                    <text:p text:style-name="P3">Α.Φ.Μ.</text:p>
                  </table:table-cell>
                  <table:table-cell table:style-name="Table3.B2" office:value-type="string">
                    <text:p text:style-name="P3">2</text:p>
                  </table:table-cell>
                  <table:table-cell table:style-name="Table3.B2" office:value-type="string">
                    <text:p text:style-name="P3">10</text:p>
                  </table:table-cell>
                  <table:table-cell table:style-name="Table3.B2" office:value-type="string">
                    <text:p text:style-name="P3">Χ(9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office:value-type="string">
                    <text:p text:style-name="P3">4.3</text:p>
                  </table:table-cell>
                  <table:table-cell table:style-name="Table3.B2" office:value-type="string">
                    <text:p text:style-name="P3">FILLER</text:p>
                  </table:table-cell>
                  <table:table-cell table:style-name="Table3.B2" office:value-type="string">
                    <text:p text:style-name="P3">11</text:p>
                  </table:table-cell>
                  <table:table-cell table:style-name="Table3.B2" office:value-type="string">
                    <text:p text:style-name="P3">11</text:p>
                  </table:table-cell>
                  <table:table-cell table:style-name="Table3.B2" office:value-type="string">
                    <text:p text:style-name="P3">Χ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office:value-type="string">
                    <text:p text:style-name="P3">4.4</text:p>
                  </table:table-cell>
                  <table:table-cell table:style-name="Table3.B2" office:value-type="string">
                    <text:p text:style-name="P3">Επώνυμο</text:p>
                  </table:table-cell>
                  <table:table-cell table:style-name="Table3.B2" office:value-type="string">
                    <text:p text:style-name="P3">12</text:p>
                  </table:table-cell>
                  <table:table-cell table:style-name="Table3.B2" office:value-type="string">
                    <text:p text:style-name="P3">29</text:p>
                  </table:table-cell>
                  <table:table-cell table:style-name="Table3.B2" office:value-type="string">
                    <text:p text:style-name="P3">Χ(18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office:value-type="string">
                    <text:p text:style-name="P3">4.5</text:p>
                  </table:table-cell>
                  <table:table-cell table:style-name="Table3.B2" office:value-type="string">
                    <text:p text:style-name="P3">Όνομα</text:p>
                  </table:table-cell>
                  <table:table-cell table:style-name="Table3.B2" office:value-type="string">
                    <text:p text:style-name="P3">30</text:p>
                  </table:table-cell>
                  <table:table-cell table:style-name="Table3.B2" office:value-type="string">
                    <text:p text:style-name="P3">38</text:p>
                  </table:table-cell>
                  <table:table-cell table:style-name="Table3.B2" office:value-type="string">
                    <text:p text:style-name="P3">Χ(9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table:number-rows-spanned="2" office:value-type="string">
                    <text:p text:style-name="P3">4.6</text:p>
                  </table:table-cell>
                  <table:table-cell table:style-name="Table3.B2" office:value-type="string">
                    <text:p text:style-name="P3">Όνομα συζύγου ή πατέρα</text:p>
                  </table:table-cell>
                  <table:table-cell table:style-name="Table3.B2" office:value-type="string">
                    <text:p text:style-name="P3">39</text:p>
                  </table:table-cell>
                  <table:table-cell table:style-name="Table3.B2" office:value-type="string">
                    <text:p text:style-name="P3">41</text:p>
                  </table:table-cell>
                  <table:table-cell table:style-name="Table3.B2" office:value-type="string">
                    <text:p text:style-name="P3">Χ(3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covered-table-cell/>
                  <table:table-cell table:style-name="Table3.B2" office:value-type="string">
                    <text:p text:style-name="P3">Διεύθυνση</text:p>
                  </table:table-cell>
                  <table:table-cell table:style-name="Table3.F2" table:number-columns-spanned="4" office:value-type="string">
                    <text:p text:style-name="P4"/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3.A2" office:value-type="string">
                    <text:p text:style-name="P3">4.7</text:p>
                  </table:table-cell>
                  <table:table-cell table:style-name="Table3.B2" office:value-type="string">
                    <text:p text:style-name="P3">Πόλη</text:p>
                  </table:table-cell>
                  <table:table-cell table:style-name="Table3.B2" office:value-type="string">
                    <text:p text:style-name="P3">42</text:p>
                  </table:table-cell>
                  <table:table-cell table:style-name="Table3.B2" office:value-type="string">
                    <text:p text:style-name="P3">51</text:p>
                  </table:table-cell>
                  <table:table-cell table:style-name="Table3.B2" office:value-type="string">
                    <text:p text:style-name="P3">Χ(10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office:value-type="string">
                    <text:p text:style-name="P3">4.8</text:p>
                  </table:table-cell>
                  <table:table-cell table:style-name="Table3.B2" office:value-type="string">
                    <text:p text:style-name="P3">Οδός</text:p>
                  </table:table-cell>
                  <table:table-cell table:style-name="Table3.B2" office:value-type="string">
                    <text:p text:style-name="P3">52</text:p>
                  </table:table-cell>
                  <table:table-cell table:style-name="Table3.B2" office:value-type="string">
                    <text:p text:style-name="P3">67</text:p>
                  </table:table-cell>
                  <table:table-cell table:style-name="Table3.B2" office:value-type="string">
                    <text:p text:style-name="P3">Χ(16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office:value-type="string">
                    <text:p text:style-name="P3">4.9</text:p>
                  </table:table-cell>
                  <table:table-cell table:style-name="Table3.B2" office:value-type="string">
                    <text:p text:style-name="P3">Αριθμός</text:p>
                  </table:table-cell>
                  <table:table-cell table:style-name="Table3.B2" office:value-type="string">
                    <text:p text:style-name="P3">68</text:p>
                  </table:table-cell>
                  <table:table-cell table:style-name="Table3.B2" office:value-type="string">
                    <text:p text:style-name="P3">72</text:p>
                  </table:table-cell>
                  <table:table-cell table:style-name="Table3.B2" office:value-type="string">
                    <text:p text:style-name="P3">Χ(5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table:number-rows-spanned="2" office:value-type="string">
                    <text:p text:style-name="P3">4.10</text:p>
                  </table:table-cell>
                  <table:table-cell table:style-name="Table3.B2" office:value-type="string">
                    <text:p text:style-name="P3">ΤΑΧΥΚΩΔ</text:p>
                  </table:table-cell>
                  <table:table-cell table:style-name="Table3.B2" office:value-type="string">
                    <text:p text:style-name="P3">73</text:p>
                  </table:table-cell>
                  <table:table-cell table:style-name="Table3.B2" office:value-type="string">
                    <text:p text:style-name="P3">77</text:p>
                  </table:table-cell>
                  <table:table-cell table:style-name="Table3.B2" office:value-type="string">
                    <text:p text:style-name="P3">9(5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covered-table-cell/>
                  <table:table-cell table:style-name="Table3.B2" office:value-type="string">
                    <text:p text:style-name="P3">Ποσά</text:p>
                  </table:table-cell>
                  <table:table-cell table:style-name="Table3.F2" table:number-columns-spanned="4" office:value-type="string">
                    <text:p text:style-name="P4"/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3.A2" office:value-type="string">
                    <text:p text:style-name="P3">4.11</text:p>
                  </table:table-cell>
                  <table:table-cell table:style-name="Table3.B2" office:value-type="string">
                    <text:p text:style-name="P3">Είδος αποδοχών</text:p>
                  </table:table-cell>
                  <table:table-cell table:style-name="Table3.B2" office:value-type="string">
                    <text:p text:style-name="P3">78</text:p>
                  </table:table-cell>
                  <table:table-cell table:style-name="Table3.B2" office:value-type="string">
                    <text:p text:style-name="P3">79</text:p>
                  </table:table-cell>
                  <table:table-cell table:style-name="Table3.B2" office:value-type="string">
                    <text:p text:style-name="P3">99</text:p>
                  </table:table-cell>
                  <table:table-cell table:style-name="Table3.F2" office:value-type="string">
                    <text:p text:style-name="P3">Βλέπε σχετικό πίνακα</text:p>
                  </table:table-cell>
                </table:table-row>
                <table:table-row>
                  <table:table-cell table:style-name="Table3.A2" office:value-type="string">
                    <text:p text:style-name="P3">4.12</text:p>
                  </table:table-cell>
                  <table:table-cell table:style-name="Table3.B2" office:value-type="string">
                    <text:p text:style-name="P3">Ακαθάριστες αποδοχές</text:p>
                  </table:table-cell>
                  <table:table-cell table:style-name="Table3.B2" office:value-type="string">
                    <text:p text:style-name="P3">80</text:p>
                  </table:table-cell>
                  <table:table-cell table:style-name="Table3.B2" office:value-type="string">
                    <text:p text:style-name="P3">89</text:p>
                  </table:table-cell>
                  <table:table-cell table:style-name="Table3.B2" office:value-type="string">
                    <text:p text:style-name="P3">9(8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13</text:p>
                  </table:table-cell>
                  <table:table-cell table:style-name="Table3.B2" office:value-type="string">
                    <text:p text:style-name="P3">Χαρτόσημο</text:p>
                  </table:table-cell>
                  <table:table-cell table:style-name="Table3.B2" office:value-type="string">
                    <text:p text:style-name="P3">90</text:p>
                  </table:table-cell>
                  <table:table-cell table:style-name="Table3.B2" office:value-type="string">
                    <text:p text:style-name="P3">97</text:p>
                  </table:table-cell>
                  <table:table-cell table:style-name="Table3.B2" office:value-type="string">
                    <text:p text:style-name="P3">9(6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14</text:p>
                  </table:table-cell>
                  <table:table-cell table:style-name="Table3.B2" office:value-type="string">
                    <text:p text:style-name="P3">ΟΓΑ Χαρτοσήμου</text:p>
                  </table:table-cell>
                  <table:table-cell table:style-name="Table3.B2" office:value-type="string">
                    <text:p text:style-name="P3">98</text:p>
                  </table:table-cell>
                  <table:table-cell table:style-name="Table3.B2" office:value-type="string">
                    <text:p text:style-name="P3">104</text:p>
                  </table:table-cell>
                  <table:table-cell table:style-name="Table3.B2" office:value-type="string">
                    <text:p text:style-name="P3">9(5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15</text:p>
                  </table:table-cell>
                  <table:table-cell table:style-name="Table3.B2" office:value-type="string">
                    <text:p text:style-name="P3">Κρατήσεις (εκτός φόρου)</text:p>
                  </table:table-cell>
                  <table:table-cell table:style-name="Table3.B2" office:value-type="string">
                    <text:p text:style-name="P3">105</text:p>
                  </table:table-cell>
                  <table:table-cell table:style-name="Table3.B2" office:value-type="string">
                    <text:p text:style-name="P3">113</text:p>
                  </table:table-cell>
                  <table:table-cell table:style-name="Table3.B2" office:value-type="string">
                    <text:p text:style-name="P3">9(7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16</text:p>
                  </table:table-cell>
                  <table:table-cell table:style-name="Table3.B2" office:value-type="string">
                    <text:p text:style-name="P3">Καθαρές αποδοχές</text:p>
                  </table:table-cell>
                  <table:table-cell table:style-name="Table3.B2" office:value-type="string">
                    <text:p text:style-name="P3">114</text:p>
                  </table:table-cell>
                  <table:table-cell table:style-name="Table3.B2" office:value-type="string">
                    <text:p text:style-name="P3">123</text:p>
                  </table:table-cell>
                  <table:table-cell table:style-name="Table3.B2" office:value-type="string">
                    <text:p text:style-name="P3">9(8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17</text:p>
                  </table:table-cell>
                  <table:table-cell table:style-name="Table3.B2" office:value-type="string">
                    <text:p text:style-name="P3">Φόρος που παρακρατήθηκε</text:p>
                  </table:table-cell>
                  <table:table-cell table:style-name="Table3.B2" office:value-type="string">
                    <text:p text:style-name="P3">124</text:p>
                  </table:table-cell>
                  <table:table-cell table:style-name="Table3.B2" office:value-type="string">
                    <text:p text:style-name="P3">132</text:p>
                  </table:table-cell>
                  <table:table-cell table:style-name="Table3.B2" office:value-type="string">
                    <text:p text:style-name="P3">9(7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18</text:p>
                  </table:table-cell>
                  <table:table-cell table:style-name="Table3.B2" office:value-type="string">
                    <text:p text:style-name="P3">Φόρος που αναλογεί</text:p>
                  </table:table-cell>
                  <table:table-cell table:style-name="Table3.B2" office:value-type="string">
                    <text:p text:style-name="P3">133</text:p>
                  </table:table-cell>
                  <table:table-cell table:style-name="Table3.B2" office:value-type="string">
                    <text:p text:style-name="P3">141</text:p>
                  </table:table-cell>
                  <table:table-cell table:style-name="Table3.B2" office:value-type="string">
                    <text:p text:style-name="P3">9(7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19</text:p>
                  </table:table-cell>
                  <table:table-cell table:style-name="Table3.B2" office:value-type="string">
                    <text:p text:style-name="P3">Υποκατάστημα μισθωτού</text:p>
                  </table:table-cell>
                  <table:table-cell table:style-name="Table3.B2" office:value-type="string">
                    <text:p text:style-name="P3">142</text:p>
                  </table:table-cell>
                  <table:table-cell table:style-name="Table3.B2" office:value-type="string">
                    <text:p text:style-name="P3">147</text:p>
                  </table:table-cell>
                  <table:table-cell table:style-name="Table3.B2" office:value-type="string">
                    <text:p text:style-name="P3">Χ(6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office:value-type="string">
                    <text:p text:style-name="P3">4.20</text:p>
                  </table:table-cell>
                  <table:table-cell table:style-name="Table3.B2" office:value-type="string">
                    <text:p text:style-name="P3">Σύνολο ημερών απασχόλησης</text:p>
                  </table:table-cell>
                  <table:table-cell table:style-name="Table3.B2" office:value-type="string">
                    <text:p text:style-name="P3">148</text:p>
                  </table:table-cell>
                  <table:table-cell table:style-name="Table3.B2" office:value-type="string">
                    <text:p text:style-name="P3">150</text:p>
                  </table:table-cell>
                  <table:table-cell table:style-name="Table3.B2" office:value-type="string">
                    <text:p text:style-name="P3">9(3)</text:p>
                  </table:table-cell>
                  <table:table-cell table:style-name="Table3.F2" office:value-type="string">
                    <text:p text:style-name="P4"/>
                  </table:table-cell>
                </table:table-row>
                <table:table-row>
                  <table:table-cell table:style-name="Table3.A2" office:value-type="string">
                    <text:p text:style-name="P3">4.21</text:p>
                  </table:table-cell>
                  <table:table-cell table:style-name="Table3.B2" office:value-type="string">
                    <text:p text:style-name="P3">ΟΓΑ φόρου που παρακρατήθηκε</text:p>
                  </table:table-cell>
                  <table:table-cell table:style-name="Table3.B2" office:value-type="string">
                    <text:p text:style-name="P3">151</text:p>
                  </table:table-cell>
                  <table:table-cell table:style-name="Table3.B2" office:value-type="string">
                    <text:p text:style-name="P3">158</text:p>
                  </table:table-cell>
                  <table:table-cell table:style-name="Table3.B2" office:value-type="string">
                    <text:p text:style-name="P3">9(6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" office:value-type="string">
                    <text:p text:style-name="P3">4.22</text:p>
                  </table:table-cell>
                  <table:table-cell table:style-name="Table3.B2" office:value-type="string">
                    <text:p text:style-name="P3">ΟΓΑ φόρου που αναλογεί</text:p>
                  </table:table-cell>
                  <table:table-cell table:style-name="Table3.B2" office:value-type="string">
                    <text:p text:style-name="P3">159</text:p>
                  </table:table-cell>
                  <table:table-cell table:style-name="Table3.B2" office:value-type="string">
                    <text:p text:style-name="P3">166</text:p>
                  </table:table-cell>
                  <table:table-cell table:style-name="Table3.B2" office:value-type="string">
                    <text:p text:style-name="P3">9(6)V99</text:p>
                  </table:table-cell>
                  <table:table-cell table:style-name="Table3.F2" office:value-type="string">
                    <text:p text:style-name="P3">**</text:p>
                  </table:table-cell>
                </table:table-row>
                <table:table-row>
                  <table:table-cell table:style-name="Table3.A28" office:value-type="string">
                    <text:p text:style-name="P3">4.23</text:p>
                  </table:table-cell>
                  <table:table-cell table:style-name="Table3.B28" office:value-type="string">
                    <text:p text:style-name="P3">FILLER</text:p>
                  </table:table-cell>
                  <table:table-cell table:style-name="Table3.B28" office:value-type="string">
                    <text:p text:style-name="P3">167</text:p>
                  </table:table-cell>
                  <table:table-cell table:style-name="Table3.B28" office:value-type="string">
                    <text:p text:style-name="P3">170</text:p>
                  </table:table-cell>
                  <table:table-cell table:style-name="Table3.B28" office:value-type="string">
                    <text:p text:style-name="P3">Χ(4)</text:p>
                  </table:table-cell>
                  <table:table-cell table:style-name="Table3.F28" office:value-type="string">
                    <text:p text:style-name="P4"/>
                  </table:table-cell>
                </table:table-row>
              </table:table>
              <text:p text:style-name="P1"><text:span text:style-name="Strong_20_Emphasis"/></text:p>
              <table:table table:name="Table4" table:style-name="Table4">
                <table:table-column table:style-name="Table4.A"/>
                <table:table-column table:style-name="Table4.B"/>
                <text:soft-page-break/>
                <table:table-row>
                  <table:table-cell table:style-name="Table4.A1" table:number-columns-spanned="2" office:value-type="string">
                    <text:p text:style-name="Table_20_Contents"><text:span text:style-name="Strong_20_Emphasis">ΚΩΔΙΚΟΠΟΙΗΣΗ ΕΙΔΟΥΣ ΑΠΟΔΟΧΩΝ</text:span></text:p>
                  </table:table-cell>
                  <table:covered-table-cell/>
                </table:table-row>
                <table:table-row>
                  <table:table-cell table:style-name="Table4.A2" office:value-type="string">
                    <text:p text:style-name="P3"><text:span text:style-name="Strong_20_Emphasis">Κωδικός</text:span></text:p>
                  </table:table-cell>
                  <table:table-cell table:style-name="Table4.B2" office:value-type="string">
                    <text:p text:style-name="P3"><text:span text:style-name="Strong_20_Emphasis">Είδος αποδοχών</text:span></text:p>
                  </table:table-cell>
                </table:table-row>
                <table:table-row>
                  <table:table-cell table:style-name="Table4.A2" office:value-type="string">
                    <text:p text:style-name="P3">10</text:p>
                  </table:table-cell>
                  <table:table-cell table:style-name="Table4.B2" office:value-type="string">
                    <text:p text:style-name="P3">Τακτικές αποδοχές</text:p>
                  </table:table-cell>
                </table:table-row>
                <table:table-row>
                  <table:table-cell table:style-name="Table4.A2" office:value-type="string">
                    <text:p text:style-name="P3">11</text:p>
                  </table:table-cell>
                  <table:table-cell table:style-name="Table4.B2" office:value-type="string">
                    <text:p text:style-name="P3">Πρόσθετες αποδοχές</text:p>
                  </table:table-cell>
                </table:table-row>
                <table:table-row>
                  <table:table-cell table:style-name="Table4.A2" office:value-type="string">
                    <text:p text:style-name="P3">12</text:p>
                  </table:table-cell>
                  <table:table-cell table:style-name="Table4.B2" office:value-type="string">
                    <text:p text:style-name="P3">Αναδρομικά αποδοχών</text:p>
                  </table:table-cell>
                </table:table-row>
                <table:table-row>
                  <table:table-cell table:style-name="Table4.A2" office:value-type="string">
                    <text:p text:style-name="P3">13</text:p>
                  </table:table-cell>
                  <table:table-cell table:style-name="Table4.B2" office:value-type="string">
                    <text:p text:style-name="P3">Λοιπά αποδοχών</text:p>
                  </table:table-cell>
                </table:table-row>
                <table:table-row>
                  <table:table-cell table:style-name="Table4.A2" office:value-type="string">
                    <text:p text:style-name="P3">15</text:p>
                  </table:table-cell>
                  <table:table-cell table:style-name="Table4.B2" office:value-type="string">
                    <text:p text:style-name="P3">Αποδοχές φορολογούμενες με ειδικό τρόπο ή αυτοτελώς</text:p>
                  </table:table-cell>
                </table:table-row>
                <table:table-row>
                  <table:table-cell table:style-name="Table4.A2" office:value-type="string">
                    <text:p text:style-name="P3">16</text:p>
                  </table:table-cell>
                  <table:table-cell table:style-name="Table4.B2" office:value-type="string">
                    <text:p text:style-name="P3">Αποδοχές απαλλασσόμενες στο σύνολό τους</text:p>
                  </table:table-cell>
                </table:table-row>
                <table:table-row>
                  <table:table-cell table:style-name="Table4.A2" office:value-type="string">
                    <text:p text:style-name="P3">20</text:p>
                  </table:table-cell>
                  <table:table-cell table:style-name="Table4.B2" office:value-type="string">
                    <text:p text:style-name="P3">Κύρια σύνταξη</text:p>
                  </table:table-cell>
                </table:table-row>
                <table:table-row>
                  <table:table-cell table:style-name="Table4.A2" office:value-type="string">
                    <text:p text:style-name="P3">21</text:p>
                  </table:table-cell>
                  <table:table-cell table:style-name="Table4.B2" office:value-type="string">
                    <text:p text:style-name="P3">Επικουρική σύνταξη</text:p>
                  </table:table-cell>
                </table:table-row>
                <table:table-row>
                  <table:table-cell table:style-name="Table4.A2" office:value-type="string">
                    <text:p text:style-name="P3">22</text:p>
                  </table:table-cell>
                  <table:table-cell table:style-name="Table4.B2" office:value-type="string">
                    <text:p text:style-name="P3">Μέρισμα από ασφαλιστικές εισφορές</text:p>
                  </table:table-cell>
                </table:table-row>
                <table:table-row>
                  <table:table-cell table:style-name="Table4.A2" office:value-type="string">
                    <text:p text:style-name="P3">23</text:p>
                  </table:table-cell>
                  <table:table-cell table:style-name="Table4.B2" office:value-type="string">
                    <text:p text:style-name="P3">Βοήθημα από ασφαλιστικές εισφορές</text:p>
                  </table:table-cell>
                </table:table-row>
                <table:table-row>
                  <table:table-cell table:style-name="Table4.A2" office:value-type="string">
                    <text:p text:style-name="P3">24</text:p>
                  </table:table-cell>
                  <table:table-cell table:style-name="Table4.B2" office:value-type="string">
                    <text:p text:style-name="P3">Αναδρομικά σύνταξης</text:p>
                  </table:table-cell>
                </table:table-row>
                <table:table-row>
                  <table:table-cell table:style-name="Table4.A2" office:value-type="string">
                    <text:p text:style-name="P3">25</text:p>
                  </table:table-cell>
                  <table:table-cell table:style-name="Table4.B2" office:value-type="string">
                    <text:p text:style-name="P3">Λοιπά σύνταξης</text:p>
                  </table:table-cell>
                </table:table-row>
                <table:table-row>
                  <table:table-cell table:style-name="Table4.A15" office:value-type="string">
                    <text:p text:style-name="P3">30</text:p>
                  </table:table-cell>
                  <table:table-cell table:style-name="Table4.B15" office:value-type="string">
                    <text:p text:style-name="P3">ΕΚΑΣ</text:p>
                  </table:table-cell>
                </table:table-row>
              </table:table>
              <text:p text:style-name="P1"><text:span text:style-name="Strong_20_Emphasis">Παρατήρηση:</text:span> Εφόσον ο μισθωτός ή ο συνταξιούχος έχει αποδοχές που αντιστοιχούν σε περισσότερους από έναν κωδικούς θα επαναλαμβάνεται το record για τον ίδιο δικαιούχο τόσες φορές όσοι είναι οι κωδικοί.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6:45:36.66</meta:creation-date>
    <dc:date>2012-12-11T16:50:01.53</dc:date>
    <meta:editing-duration>P0D</meta:editing-duration>
    <meta:editing-cycles>1</meta:editing-cycles>
    <meta:document-statistic meta:table-count="3" meta:image-count="0" meta:object-count="0" meta:page-count="3" meta:paragraph-count="355" meta:word-count="545" meta:character-count="2829" meta:non-whitespace-character-count="2638"/>
    <meta:generator>LibreOffice/3.6$Windows_x86 LibreOffice_project/58f22d5-270d05a-e2abed1-ea17a85-9b5702</meta:generator>
  </office:meta>
</office:document-meta>
</file>